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paragraph-rsid="0016e84a"/>
    </style:style>
    <style:style style:name="P2" style:family="paragraph" style:parent-style-name="Text_20_body">
      <style:text-properties officeooo:paragraph-rsid="0016e84a"/>
    </style:style>
    <style:style style:name="P3" style:family="paragraph" style:parent-style-name="Text_20_body">
      <style:text-properties officeooo:paragraph-rsid="0023b32e"/>
    </style:style>
    <style:style style:name="P4" style:family="paragraph" style:parent-style-name="Text_20_body">
      <style:text-properties officeooo:paragraph-rsid="0024f81e"/>
    </style:style>
    <style:style style:name="T1" style:family="text">
      <style:text-properties officeooo:rsid="0023b3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<text:bookmark-start text:name="__RefHeading___Toc1562_2425826770"/>1. Indica si las siguientes afirmaciones son ciertas. -<text:bookmark-end text:name="__RefHeading___Toc1562_2425826770"/></text:p>
      <text:p text:style-name="P3"/>
      <text:p text:style-name="P3">Sólo guardamos información de los lugares donde hay plantados árboles. </text:p>
      <text:p text:style-name="P3"><text:span text:style-name="T1">Falso</text:span>. </text:p>
      <text:p text:style-name="P3"/>
      <text:p text:style-name="P3"><text:span text:style-name="T1">Guardamos información de donde tampoco hay ejemplares porque la cardinalidad LUGAR/hay/EJEMPLAR es 0.</text:span></text:p>
      <text:p text:style-name="P3"/>
      <text:p text:style-name="P3">- Tenemos información de todas las especies de árbol que existen aunque no se haya plantado ningún ejemplar en nuestra ciudad todavía. Verdadera.</text:p>
      <text:p text:style-name="P4">La cardinalidad ESPECIE ÁRBOL/EJEMPLAR tiene cardinalidad (0, N), por lo que las especies se pueden guardar aunque no se haya plantado ningún ejemplar. </text:p>
      <text:p text:style-name="P4"/>
      <text:p text:style-name="P4"/>
      <text:p text:style-name="P4">2. Indica si hay alguna relación redundante: </text:p>
      <text:p text:style-name="P4">La relación redundante es entre ESPECIE ARBOL y LUGAR. Podemos obtener la misma información a través de EJEMPLAR, ya que está asociado a ESPECIE que sólo se encuentra en un LUG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1ff1c" officeooo:paragraph-rsid="0021ff1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Título del trabajo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1:06:24.958000000</meta:creation-date>
    <meta:editing-duration>PT2M51S</meta:editing-duration>
    <meta:editing-cycles>4</meta:editing-cycles>
    <meta:generator>LibreOffice/24.8.0.3$Windows_X86_64 LibreOffice_project/0bdf1299c94fe897b119f97f3c613e9dca6be583</meta:generator>
    <dc:title>Trabajos</dc:title>
    <dc:date>2024-11-11T11:09:16.851000000</dc:date>
    <meta:document-statistic meta:table-count="0" meta:image-count="0" meta:object-count="0" meta:page-count="1" meta:paragraph-count="11" meta:word-count="122" meta:character-count="775" meta:non-whitespace-character-count="660"/>
    <meta:template xlink:type="simple" xlink:actuate="onRequest" xlink:title="Trabajos" xlink:href="file:///C:/Users/eoternaza/AppData/Roaming/LibreOffice/4/user/template/Trabajos.ott" meta:date="2024-11-11T11:06:24.630000000"/>
  </office:meta>
</office:document-meta>
</file>